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MS Shell Dlg 2" svg:font-family="'MS Shell Dlg 2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1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number-columns-repeated="1021" table:default-cell-style-name="ce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2" table:number-columns-repeated="1020" table:default-cell-style-name="ce5"/>
        <table:table-row table:style-name="ro3">
          <table:table-cell table:style-name="ce14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MS Shell Dlg 2" svg:font-family="'MS Shell Dlg 2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.00.0000</text:date>, <text:time style:data-style-name="N2" text:time-value="03:44:02.2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28T03:47:34.782000000</dc:date>
    <meta:editing-duration>P9DT13H29M16S</meta:editing-duration>
    <meta:editing-cycles>4002</meta:editing-cycles>
    <meta:document-statistic meta:table-count="3" meta:cell-count="625" meta:object-count="0"/>
    <meta:user-defined meta:name="qrichtext">1</meta:user-defined>
  </office:meta>
</office:document-meta>
</file>